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line-height="100%"/>
      <style:text-properties fo:font-weight="bold" style:font-weight-asian="bold" style:font-weight-complex="bold" fo:color="#EE0000"/>
    </style:style>
    <style:style style:name="P3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T4" style:parent-style-name="Policepardéfaut" style:family="text">
      <style:text-properties fo:font-size="11pt" style:font-size-asian="11pt" style:font-size-complex="11pt"/>
    </style:style>
    <style:style style:name="T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6" style:parent-style-name="Sansinterligne" style:family="paragraph">
      <style:text-properties fo:font-size="11pt" style:font-size-asian="11pt" style:font-size-complex="11pt"/>
    </style:style>
    <style:style style:name="P7" style:parent-style-name="Sansinterligne" style:family="paragraph">
      <style:text-properties fo:font-size="11pt" style:font-size-asian="11pt" style:font-size-complex="11pt"/>
    </style:style>
    <style:style style:name="P8" style:parent-style-name="Sansinterligne" style:family="paragraph">
      <style:text-properties fo:font-size="11pt" style:font-size-asian="11pt" style:font-size-complex="11pt"/>
    </style:style>
    <style:style style:name="P9" style:parent-style-name="Sansinterligne" style:family="paragraph">
      <style:text-properties fo:font-size="11pt" style:font-size-asian="11pt" style:font-size-complex="11pt"/>
    </style:style>
    <style:style style:name="P10" style:parent-style-name="Sansinterligne" style:family="paragraph">
      <style:text-properties fo:font-size="11pt" style:font-size-asian="11pt" style:font-size-complex="11pt"/>
    </style:style>
    <style:style style:name="T1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" style:parent-style-name="Policepardéfaut" style:family="text">
      <style:text-properties fo:font-size="11pt" style:font-size-asian="11pt" style:font-size-complex="11pt"/>
    </style:style>
    <style:style style:name="P13" style:parent-style-name="Sansinterligne" style:family="paragraph">
      <style:text-properties fo:font-size="11pt" style:font-size-asian="11pt" style:font-size-complex="11pt"/>
    </style:style>
    <style:style style:name="P14" style:parent-style-name="Sansinterligne" style:family="paragraph">
      <style:text-properties fo:font-size="11pt" style:font-size-asian="11pt" style:font-size-complex="11pt"/>
    </style:style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7" style:parent-style-name="Policepardéfaut" style:family="text">
      <style:text-properties fo:font-weight="bold" style:font-weight-asian="bold" style:font-weight-complex="bold" style:text-position="super 59%" fo:font-size="11pt" style:font-size-asian="11pt" style:font-size-complex="11pt"/>
    </style:style>
    <style:style style:name="T1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19" style:parent-style-name="Sansinterligne" style:family="paragraph">
      <style:text-properties fo:font-size="11pt" style:font-size-asian="11pt" style:font-size-complex="11pt"/>
    </style:style>
    <style:style style:name="P20" style:parent-style-name="Sansinterligne" style:family="paragraph">
      <style:text-properties fo:font-size="11pt" style:font-size-asian="11pt" style:font-size-complex="11pt"/>
    </style:style>
    <style:style style:name="P21" style:parent-style-name="Sansinterligne" style:family="paragraph">
      <style:text-properties fo:font-size="11pt" style:font-size-asian="11pt" style:font-size-complex="11pt"/>
    </style:style>
    <style:style style:name="T22" style:parent-style-name="Policepardéfaut" style:family="text">
      <style:text-properties fo:font-size="11pt" style:font-size-asian="11pt" style:font-size-complex="11pt"/>
    </style:style>
    <style:style style:name="T2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4" style:parent-style-name="Policepardéfaut" style:family="text">
      <style:text-properties fo:font-size="11pt" style:font-size-asian="11pt" style:font-size-complex="11pt"/>
    </style:style>
    <style:style style:name="T25" style:parent-style-name="Policepardéfaut" style:family="text">
      <style:text-properties fo:font-size="11pt" style:font-size-asian="11pt" style:font-size-complex="11pt"/>
    </style:style>
    <style:style style:name="P26" style:parent-style-name="Sansinterligne" style:family="paragraph">
      <style:text-properties fo:font-size="11pt" style:font-size-asian="11pt" style:font-size-complex="11pt"/>
    </style:style>
    <style:style style:name="P27" style:parent-style-name="Sansinterligne" style:family="paragraph">
      <style:text-properties fo:font-size="11pt" style:font-size-asian="11pt" style:font-size-complex="11pt"/>
    </style:style>
    <style:style style:name="P28" style:parent-style-name="Sansinterligne" style:family="paragraph">
      <style:text-properties fo:font-size="11pt" style:font-size-asian="11pt" style:font-size-complex="11pt"/>
    </style:style>
    <style:style style:name="T2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2" style:parent-style-name="Policepardéfaut" style:family="text">
      <style:text-properties fo:font-size="11pt" style:font-size-asian="11pt" style:font-size-complex="11pt"/>
    </style:style>
    <style:style style:name="T3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Policepardéfaut" style:family="text">
      <style:text-properties fo:font-size="11pt" style:font-size-asian="11pt" style:font-size-complex="11pt"/>
    </style:style>
    <style:style style:name="P35" style:parent-style-name="Sansinterligne" style:family="paragraph">
      <style:text-properties fo:font-size="11pt" style:font-size-asian="11pt" style:font-size-complex="11pt"/>
    </style:style>
    <style:style style:name="P36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P37" style:parent-style-name="Sansinterligne" style:family="paragraph">
      <style:text-properties fo:font-weight="bold" style:font-weight-asian="bold" style:font-weight-complex="bold"/>
    </style:style>
    <style:style style:name="P38" style:parent-style-name="Sansinterligne" style:family="paragraph">
      <style:text-properties fo:font-size="11pt" style:font-size-asian="11pt" style:font-size-complex="11pt"/>
    </style:style>
    <style:style style:name="T39" style:parent-style-name="Policepardéfaut" style:family="text">
      <style:text-properties fo:font-size="11pt" style:font-size-asian="11pt" style:font-size-complex="11pt"/>
    </style:style>
    <style:style style:name="T4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41" style:parent-style-name="Sansinterligne" style:family="paragraph">
      <style:text-properties fo:font-size="11pt" style:font-size-asian="11pt" style:font-size-complex="11pt"/>
    </style:style>
    <style:style style:name="P42" style:parent-style-name="Sansinterligne" style:family="paragraph">
      <style:text-properties fo:font-size="11pt" style:font-size-asian="11pt" style:font-size-complex="11pt"/>
    </style:style>
    <style:style style:name="P43" style:parent-style-name="Sansinterligne" style:family="paragraph">
      <style:text-properties fo:font-size="11pt" style:font-size-asian="11pt" style:font-size-complex="11pt"/>
    </style:style>
    <style:style style:name="T44" style:parent-style-name="Policepardéfaut" style:family="text">
      <style:text-properties fo:font-size="11pt" style:font-size-asian="11pt" style:font-size-complex="11pt"/>
    </style:style>
    <style:style style:name="T4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46" style:parent-style-name="Sansinterligne" style:family="paragraph">
      <style:text-properties fo:font-size="11pt" style:font-size-asian="11pt" style:font-size-complex="11pt"/>
    </style:style>
    <style:style style:name="T47" style:parent-style-name="Policepardéfaut" style:family="text">
      <style:text-properties fo:font-size="11pt" style:font-size-asian="11pt" style:font-size-complex="11pt"/>
    </style:style>
    <style:style style:name="T4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49" style:parent-style-name="Sansinterligne" style:family="paragraph">
      <style:text-properties fo:font-size="11pt" style:font-size-asian="11pt" style:font-size-complex="11pt"/>
    </style:style>
    <style:style style:name="T50" style:parent-style-name="Policepardéfaut" style:family="text">
      <style:text-properties fo:font-size="11pt" style:font-size-asian="11pt" style:font-size-complex="11pt"/>
    </style:style>
    <style:style style:name="T5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2" style:parent-style-name="Policepardéfaut" style:family="text">
      <style:text-properties fo:font-size="11pt" style:font-size-asian="11pt" style:font-size-complex="11pt"/>
    </style:style>
    <style:style style:name="T5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Policepardéfaut" style:family="text">
      <style:text-properties fo:font-size="11pt" style:font-size-asian="11pt" style:font-size-complex="11pt"/>
    </style:style>
    <style:style style:name="T5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56" style:parent-style-name="Sansinterligne" style:family="paragraph">
      <style:text-properties fo:font-size="11pt" style:font-size-asian="11pt" style:font-size-complex="11pt"/>
    </style:style>
    <style:style style:name="P57" style:parent-style-name="Sansinterligne" style:family="paragraph">
      <style:text-properties fo:font-weight="bold" style:font-weight-asian="bold" style:font-weight-complex="bold"/>
    </style:style>
    <style:style style:name="P58" style:parent-style-name="Sansinterligne" style:family="paragraph">
      <style:text-properties fo:font-size="11pt" style:font-size-asian="11pt" style:font-size-complex="11pt"/>
    </style:style>
    <style:style style:name="T59" style:parent-style-name="Policepardéfaut" style:family="text">
      <style:text-properties fo:font-size="11pt" style:font-size-asian="11pt" style:font-size-complex="11pt"/>
    </style:style>
    <style:style style:name="T6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61" style:parent-style-name="Sansinterligne" style:family="paragraph">
      <style:text-properties fo:font-size="11pt" style:font-size-asian="11pt" style:font-size-complex="11pt"/>
    </style:style>
    <style:style style:name="P62" style:parent-style-name="Sansinterligne" style:family="paragraph">
      <style:text-properties fo:font-weight="bold" style:font-weight-asian="bold" style:font-weight-complex="bold" fo:color="#EE0000"/>
    </style:style>
    <style:style style:name="P63" style:parent-style-name="Sansinterligne" style:family="paragraph">
      <style:text-properties fo:font-size="11pt" style:font-size-asian="11pt" style:font-size-complex="11pt"/>
    </style:style>
    <style:style style:name="P64" style:parent-style-name="Sansinterligne" style:family="paragraph">
      <style:text-properties fo:font-size="11pt" style:font-size-asian="11pt" style:font-size-complex="11pt"/>
    </style:style>
    <style:style style:name="P65" style:parent-style-name="Sansinterligne" style:family="paragraph">
      <style:text-properties fo:font-size="11pt" style:font-size-asian="11pt" style:font-size-complex="11pt"/>
    </style:style>
    <style:style style:name="P66" style:parent-style-name="Sansinterligne" style:list-style-name="LFO1" style:family="paragraph">
      <style:text-properties fo:font-size="11pt" style:font-size-asian="11pt" style:font-size-complex="11pt"/>
    </style:style>
    <style:style style:name="P67" style:parent-style-name="Sansinterligne" style:list-style-name="LFO1" style:family="paragraph">
      <style:text-properties fo:font-size="11pt" style:font-size-asian="11pt" style:font-size-complex="11pt"/>
    </style:style>
    <style:style style:name="P68" style:parent-style-name="Sansinterligne" style:family="paragraph">
      <style:text-properties fo:font-size="11pt" style:font-size-asian="11pt" style:font-size-complex="11pt"/>
    </style:style>
    <style:style style:name="P69" style:parent-style-name="Sansinterligne" style:family="paragraph">
      <style:text-properties fo:font-size="11pt" style:font-size-asian="11pt" style:font-size-complex="11pt"/>
    </style:style>
    <style:style style:name="P70" style:parent-style-name="Sansinterligne" style:family="paragraph">
      <style:text-properties fo:font-size="11pt" style:font-size-asian="11pt" style:font-size-complex="11pt"/>
    </style:style>
    <style:style style:name="P71" style:parent-style-name="Sansinterligne" style:family="paragraph">
      <style:text-properties fo:font-size="11pt" style:font-size-asian="11pt" style:font-size-complex="11pt"/>
    </style:style>
    <style:style style:name="P72" style:parent-style-name="Sansinterligne" style:family="paragraph">
      <style:text-properties fo:font-size="11pt" style:font-size-asian="11pt" style:font-size-complex="11pt"/>
    </style:style>
    <style:style style:name="P73" style:parent-style-name="Sansinterligne" style:family="paragraph">
      <style:text-properties fo:font-weight="bold" style:font-weight-asian="bold" style:font-weight-complex="bold" fo:color="#C00000"/>
    </style:style>
    <style:style style:name="P74" style:parent-style-name="Sansinterligne" style:family="paragraph">
      <style:text-properties fo:font-weight="bold" style:font-weight-asian="bold" style:font-weight-complex="bold"/>
    </style:style>
    <style:style style:name="P75" style:parent-style-name="Sansinterligne" style:family="paragraph">
      <style:text-properties fo:font-size="11pt" style:font-size-asian="11pt" style:font-size-complex="11pt"/>
    </style:style>
    <style:style style:name="P76" style:parent-style-name="Sansinterligne" style:family="paragraph">
      <style:text-properties fo:font-size="11pt" style:font-size-asian="11pt" style:font-size-complex="11pt"/>
    </style:style>
    <style:style style:name="P77" style:parent-style-name="Sansinterligne" style:family="paragraph">
      <style:text-properties fo:font-size="11pt" style:font-size-asian="11pt" style:font-size-complex="11pt"/>
    </style:style>
    <style:style style:name="P78" style:parent-style-name="Sansinterligne" style:family="paragraph">
      <style:text-properties fo:font-size="11pt" style:font-size-asian="11pt" style:font-size-complex="11pt"/>
    </style:style>
    <style:style style:name="T7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Policepardéfaut" style:family="text">
      <style:text-properties fo:font-size="11pt" style:font-size-asian="11pt" style:font-size-complex="11pt"/>
    </style:style>
    <style:style style:name="T8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82" style:parent-style-name="Policepardéfaut" style:family="text">
      <style:text-properties fo:font-size="11pt" style:font-size-asian="11pt" style:font-size-complex="11pt"/>
    </style:style>
    <style:style style:name="P83" style:parent-style-name="Sansinterligne" style:family="paragraph">
      <style:text-properties fo:font-size="11pt" style:font-size-asian="11pt" style:font-size-complex="11pt"/>
    </style:style>
    <style:style style:name="P84" style:parent-style-name="Sansinterligne" style:family="paragraph">
      <style:text-properties fo:font-weight="bold" style:font-weight-asian="bold" style:font-weight-complex="bold"/>
    </style:style>
    <style:style style:name="P85" style:parent-style-name="Sansinterligne" style:family="paragraph">
      <style:text-properties fo:font-weight="bold" style:font-weight-asian="bold" style:font-weight-complex="bold"/>
    </style:style>
    <style:style style:name="P86" style:parent-style-name="Sansinterligne" style:family="paragraph">
      <style:text-properties fo:font-size="11pt" style:font-size-asian="11pt" style:font-size-complex="11pt"/>
    </style:style>
    <style:style style:name="P87" style:parent-style-name="Sansinterligne" style:family="paragraph">
      <style:text-properties fo:font-size="11pt" style:font-size-asian="11pt" style:font-size-complex="11pt"/>
    </style:style>
    <style:style style:name="P88" style:parent-style-name="Sansinterligne" style:family="paragraph">
      <style:text-properties fo:font-size="11pt" style:font-size-asian="11pt" style:font-size-complex="11pt"/>
    </style:style>
    <style:style style:name="P89" style:parent-style-name="Sansinterligne" style:list-style-name="LFO2" style:family="paragraph">
      <style:text-properties fo:font-size="11pt" style:font-size-asian="11pt" style:font-size-complex="11pt"/>
    </style:style>
    <style:style style:name="P90" style:parent-style-name="Sansinterligne" style:list-style-name="LFO2" style:family="paragraph">
      <style:text-properties fo:font-size="11pt" style:font-size-asian="11pt" style:font-size-complex="11pt"/>
    </style:style>
    <style:style style:name="P91" style:parent-style-name="Sansinterligne" style:list-style-name="LFO2" style:family="paragraph">
      <style:text-properties fo:font-size="11pt" style:font-size-asian="11pt" style:font-size-complex="11pt"/>
    </style:style>
    <style:style style:name="P92" style:parent-style-name="Sansinterligne" style:list-style-name="LFO2" style:family="paragraph">
      <style:text-properties fo:font-size="11pt" style:font-size-asian="11pt" style:font-size-complex="11pt"/>
    </style:style>
    <style:style style:name="P93" style:parent-style-name="Sansinterligne" style:list-style-name="LFO2" style:family="paragraph">
      <style:text-properties fo:font-size="11pt" style:font-size-asian="11pt" style:font-size-complex="11pt"/>
    </style:style>
    <style:style style:name="P94" style:parent-style-name="Sansinterligne" style:family="paragraph">
      <style:text-properties fo:font-size="11pt" style:font-size-asian="11pt" style:font-size-complex="11pt"/>
    </style:style>
    <style:style style:name="P95" style:parent-style-name="Sansinterligne" style:family="paragraph">
      <style:text-properties fo:font-weight="bold" style:font-weight-asian="bold" style:font-weight-complex="bold"/>
    </style:style>
    <style:style style:name="P96" style:parent-style-name="Sansinterligne" style:family="paragraph">
      <style:text-properties fo:font-weight="bold" style:font-weight-asian="bold" style:font-weight-complex="bold"/>
    </style:style>
    <style:style style:name="P97" style:parent-style-name="Sansinterligne" style:family="paragraph">
      <style:text-properties fo:font-weight="bold" style:font-weight-asian="bold" style:font-weight-complex="bold"/>
    </style:style>
    <style:style style:name="T98" style:parent-style-name="Policepardéfaut" style:family="text">
      <style:text-properties fo:font-size="11pt" style:font-size-asian="11pt" style:font-size-complex="11pt"/>
    </style:style>
    <style:style style:name="T9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00" style:parent-style-name="Policepardéfaut" style:family="text">
      <style:text-properties fo:font-size="11pt" style:font-size-asian="11pt" style:font-size-complex="11pt"/>
    </style:style>
    <style:style style:name="P101" style:parent-style-name="Sansinterligne" style:family="paragraph">
      <style:text-properties fo:font-size="11pt" style:font-size-asian="11pt" style:font-size-complex="11pt"/>
    </style:style>
    <style:style style:name="P102" style:parent-style-name="Sansinterligne" style:family="paragraph">
      <style:text-properties fo:font-size="11pt" style:font-size-asian="11pt" style:font-size-complex="11pt"/>
    </style:style>
    <style:style style:name="P103" style:parent-style-name="Sansinterligne" style:family="paragraph">
      <style:text-properties fo:font-size="11pt" style:font-size-asian="11pt" style:font-size-complex="11pt"/>
    </style:style>
    <style:style style:name="P104" style:parent-style-name="Sansinterligne" style:family="paragraph">
      <style:text-properties fo:font-size="11pt" style:font-size-asian="11pt" style:font-size-complex="11pt"/>
    </style:style>
    <style:style style:name="T105" style:parent-style-name="Policepardéfaut" style:family="text">
      <style:text-properties fo:font-size="11pt" style:font-size-asian="11pt" style:font-size-complex="11pt"/>
    </style:style>
    <style:style style:name="T10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07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08" style:parent-style-name="Policepardéfaut" style:family="text">
      <style:text-properties fo:font-size="11pt" style:font-size-asian="11pt" style:font-size-complex="11pt"/>
    </style:style>
    <style:style style:name="P109" style:parent-style-name="Sansinterligne" style:family="paragraph">
      <style:text-properties fo:font-size="11pt" style:font-size-asian="11pt" style:font-size-complex="11pt"/>
    </style:style>
    <style:style style:name="P110" style:parent-style-name="Sansinterligne" style:family="paragraph">
      <style:text-properties fo:font-weight="bold" style:font-weight-asian="bold" style:font-weight-complex="bold"/>
    </style:style>
    <style:style style:name="P111" style:parent-style-name="Sansinterligne" style:family="paragraph">
      <style:text-properties fo:font-weight="bold" style:font-weight-asian="bold" style:font-weight-complex="bold" fo:color="#C00000" fo:font-size="11pt" style:font-size-asian="11pt" style:font-size-complex="11pt"/>
    </style:style>
    <style:style style:name="T112" style:parent-style-name="Policepardéfaut" style:family="text">
      <style:text-properties fo:font-size="11pt" style:font-size-asian="11pt" style:font-size-complex="11pt"/>
    </style:style>
    <style:style style:name="P113" style:parent-style-name="Sansinterligne" style:family="paragraph">
      <style:text-properties fo:font-size="11pt" style:font-size-asian="11pt" style:font-size-complex="11pt"/>
    </style:style>
    <style:style style:name="T114" style:parent-style-name="Policepardéfaut" style:family="text">
      <style:text-properties fo:font-size="11pt" style:font-size-asian="11pt" style:font-size-complex="11pt"/>
    </style:style>
    <style:style style:name="T11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6" style:parent-style-name="Policepardéfaut" style:family="text">
      <style:text-properties fo:font-size="11pt" style:font-size-asian="11pt" style:font-size-complex="11pt"/>
    </style:style>
    <style:style style:name="T11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118" style:parent-style-name="Sansinterligne" style:family="paragraph">
      <style:text-properties fo:font-size="11pt" style:font-size-asian="11pt" style:font-size-complex="11pt"/>
    </style:style>
    <style:style style:name="T119" style:parent-style-name="Policepardéfaut" style:family="text">
      <style:text-properties fo:font-size="11pt" style:font-size-asian="11pt" style:font-size-complex="11pt"/>
    </style:style>
    <style:style style:name="T12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121" style:parent-style-name="Sansinterligne" style:family="paragraph">
      <style:text-properties fo:font-size="11pt" style:font-size-asian="11pt" style:font-size-complex="11pt"/>
    </style:style>
    <style:style style:name="T12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3" style:parent-style-name="Policepardéfaut" style:family="text">
      <style:text-properties fo:font-size="11pt" style:font-size-asian="11pt" style:font-size-complex="11pt"/>
    </style:style>
    <style:style style:name="T12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5" style:parent-style-name="Policepardéfaut" style:family="text">
      <style:text-properties fo:font-size="11pt" style:font-size-asian="11pt" style:font-size-complex="11pt"/>
    </style:style>
    <style:style style:name="P126" style:parent-style-name="Sansinterligne" style:family="paragraph">
      <style:text-properties fo:font-size="11pt" style:font-size-asian="11pt" style:font-size-complex="11pt"/>
    </style:style>
    <style:style style:name="T12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8" style:parent-style-name="Policepardéfaut" style:family="text">
      <style:text-properties fo:font-size="11pt" style:font-size-asian="11pt" style:font-size-complex="11pt"/>
    </style:style>
    <style:style style:name="T12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0" style:parent-style-name="Policepardéfaut" style:family="text">
      <style:text-properties fo:font-size="11pt" style:font-size-asian="11pt" style:font-size-complex="11pt"/>
    </style:style>
    <style:style style:name="T131" style:parent-style-name="Policepardéfaut" style:family="text">
      <style:text-properties fo:font-size="11pt" style:font-size-asian="11pt" style:font-size-complex="11pt"/>
    </style:style>
    <style:style style:name="T13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Policepardéfaut" style:family="text">
      <style:text-properties fo:font-size="11pt" style:font-size-asian="11pt" style:font-size-complex="11pt"/>
    </style:style>
    <style:style style:name="T13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135" style:parent-style-name="Sansinterligne" style:family="paragraph">
      <style:text-properties fo:font-size="11pt" style:font-size-asian="11pt" style:font-size-complex="11pt"/>
    </style:style>
    <style:style style:name="P136" style:parent-style-name="Sansinterligne" style:family="paragraph">
      <style:text-properties fo:font-size="11pt" style:font-size-asian="11pt" style:font-size-complex="11pt"/>
    </style:style>
    <style:style style:name="T137" style:parent-style-name="Policepardéfaut" style:family="text">
      <style:text-properties fo:font-size="11pt" style:font-size-asian="11pt" style:font-size-complex="11pt"/>
    </style:style>
    <style:style style:name="T13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139" style:parent-style-name="Sansinterligne" style:family="paragraph">
      <style:text-properties fo:font-size="11pt" style:font-size-asian="11pt" style:font-size-complex="11pt"/>
    </style:style>
    <style:style style:name="P140" style:parent-style-name="Sansinterligne" style:family="paragraph">
      <style:text-properties fo:font-size="11pt" style:font-size-asian="11pt" style:font-size-complex="11pt"/>
    </style:style>
    <style:style style:name="T141" style:parent-style-name="Policepardéfaut" style:family="text">
      <style:text-properties fo:font-size="11pt" style:font-size-asian="11pt" style:font-size-complex="11pt"/>
    </style:style>
    <style:style style:name="T14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43" style:parent-style-name="Policepardéfaut" style:family="text">
      <style:text-properties fo:font-size="11pt" style:font-size-asian="11pt" style:font-size-complex="11pt"/>
    </style:style>
    <style:style style:name="T14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45" style:parent-style-name="Policepardéfaut" style:family="text">
      <style:text-properties fo:font-size="11pt" style:font-size-asian="11pt" style:font-size-complex="11pt"/>
    </style:style>
    <style:style style:name="P146" style:parent-style-name="Sansinterligne" style:list-style-name="LFO3" style:family="paragraph"/>
    <style:style style:name="T14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Policepardéfaut" style:family="text">
      <style:text-properties fo:font-size="11pt" style:font-size-asian="11pt" style:font-size-complex="11pt"/>
    </style:style>
    <style:style style:name="T14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150" style:parent-style-name="Sansinterligne" style:list-style-name="LFO3" style:family="paragraph"/>
    <style:style style:name="T15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52" style:parent-style-name="Policepardéfaut" style:family="text">
      <style:text-properties fo:font-size="11pt" style:font-size-asian="11pt" style:font-size-complex="11pt"/>
    </style:style>
    <style:style style:name="T15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54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55" style:parent-style-name="Policepardéfaut" style:family="text">
      <style:text-properties fo:font-size="11pt" style:font-size-asian="11pt" style:font-size-complex="11pt"/>
    </style:style>
    <style:style style:name="T156" style:parent-style-name="Policepardéfaut" style:family="text">
      <style:text-properties fo:font-size="11pt" style:font-size-asian="11pt" style:font-size-complex="11pt"/>
    </style:style>
    <style:style style:name="T15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158" style:parent-style-name="Sansinterligne" style:family="paragraph">
      <style:text-properties fo:font-size="11pt" style:font-size-asian="11pt" style:font-size-complex="11pt"/>
    </style:style>
    <style:style style:name="P159" style:parent-style-name="Sansinterligne" style:family="paragraph">
      <style:text-properties fo:font-size="11pt" style:font-size-asian="11pt" style:font-size-complex="11pt"/>
    </style:style>
    <style:style style:name="T16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1" style:parent-style-name="Policepardéfaut" style:family="text">
      <style:text-properties fo:font-size="11pt" style:font-size-asian="11pt" style:font-size-complex="11pt"/>
    </style:style>
    <style:style style:name="T16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3" style:parent-style-name="Policepardéfaut" style:family="text">
      <style:text-properties fo:font-size="11pt" style:font-size-asian="11pt" style:font-size-complex="11pt"/>
    </style:style>
    <style:style style:name="T16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5" style:parent-style-name="Policepardéfaut" style:family="text">
      <style:text-properties fo:font-size="11pt" style:font-size-asian="11pt" style:font-size-complex="11pt"/>
    </style:style>
    <style:style style:name="T16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7" style:parent-style-name="Policepardéfaut" style:family="text">
      <style:text-properties fo:font-size="11pt" style:font-size-asian="11pt" style:font-size-complex="11pt"/>
    </style:style>
    <style:style style:name="T16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9" style:parent-style-name="Policepardéfaut" style:family="text">
      <style:text-properties fo:font-size="11pt" style:font-size-asian="11pt" style:font-size-complex="11pt"/>
    </style:style>
    <style:style style:name="P170" style:parent-style-name="Sansinterligne" style:family="paragraph">
      <style:text-properties fo:font-size="11pt" style:font-size-asian="11pt" style:font-size-complex="11pt"/>
    </style:style>
    <style:style style:name="T171" style:parent-style-name="Policepardéfaut" style:family="text">
      <style:text-properties fo:font-size="11pt" style:font-size-asian="11pt" style:font-size-complex="11pt"/>
    </style:style>
    <style:style style:name="T17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73" style:parent-style-name="Policepardéfaut" style:family="text">
      <style:text-properties fo:font-size="11pt" style:font-size-asian="11pt" style:font-size-complex="11pt"/>
    </style:style>
    <style:style style:name="T174" style:parent-style-name="Policepardéfaut" style:family="text">
      <style:text-properties fo:font-size="11pt" style:font-size-asian="11pt" style:font-size-complex="11pt"/>
    </style:style>
    <style:style style:name="T17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7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77" style:parent-style-name="Policepardéfaut" style:family="text">
      <style:text-properties fo:font-size="11pt" style:font-size-asian="11pt" style:font-size-complex="11pt"/>
    </style:style>
    <style:style style:name="P178" style:parent-style-name="Sansinterligne" style:family="paragraph">
      <style:text-properties fo:font-size="11pt" style:font-size-asian="11pt" style:font-size-complex="11pt"/>
    </style:style>
    <style:style style:name="T179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80" style:parent-style-name="Policepardéfaut" style:family="text">
      <style:text-properties fo:font-size="11pt" style:font-size-asian="11pt" style:font-size-complex="11pt"/>
    </style:style>
    <style:style style:name="P181" style:parent-style-name="Sansinterligne" style:family="paragraph">
      <style:text-properties fo:font-size="11pt" style:font-size-asian="11pt" style:font-size-complex="11pt"/>
    </style:style>
    <style:style style:name="T182" style:parent-style-name="Policepardéfaut" style:family="text">
      <style:text-properties fo:font-size="11pt" style:font-size-asian="11pt" style:font-size-complex="11pt"/>
    </style:style>
    <style:style style:name="T18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84" style:parent-style-name="Policepardéfaut" style:family="text">
      <style:text-properties fo:font-size="11pt" style:font-size-asian="11pt" style:font-size-complex="11pt"/>
    </style:style>
    <style:style style:name="T18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86" style:parent-style-name="Policepardéfaut" style:family="text">
      <style:text-properties fo:font-size="11pt" style:font-size-asian="11pt" style:font-size-complex="11pt"/>
    </style:style>
    <style:style style:name="T18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88" style:parent-style-name="Policepardéfaut" style:family="text">
      <style:text-properties fo:font-size="11pt" style:font-size-asian="11pt" style:font-size-complex="11pt"/>
    </style:style>
    <style:style style:name="T189" style:parent-style-name="Policepardéfaut" style:family="text">
      <style:text-properties fo:font-size="11pt" style:font-size-asian="11pt" style:font-size-complex="11pt"/>
    </style:style>
    <style:style style:name="T19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91" style:parent-style-name="Policepardéfaut" style:family="text">
      <style:text-properties fo:font-size="11pt" style:font-size-asian="11pt" style:font-size-complex="11pt"/>
    </style:style>
    <style:style style:name="T19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93" style:parent-style-name="Policepardéfaut" style:family="text">
      <style:text-properties fo:font-size="11pt" style:font-size-asian="11pt" style:font-size-complex="11pt"/>
    </style:style>
    <style:style style:name="T19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95" style:parent-style-name="Policepardéfaut" style:family="text">
      <style:text-properties fo:font-size="11pt" style:font-size-asian="11pt" style:font-size-complex="11pt"/>
    </style:style>
    <style:style style:name="T19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97" style:parent-style-name="Policepardéfaut" style:family="text">
      <style:text-properties fo:font-size="11pt" style:font-size-asian="11pt" style:font-size-complex="11pt"/>
    </style:style>
    <style:style style:name="P198" style:parent-style-name="Sansinterligne" style:family="paragraph">
      <style:text-properties fo:font-size="11pt" style:font-size-asian="11pt" style:font-size-complex="11pt"/>
    </style:style>
    <style:style style:name="P199" style:parent-style-name="Sansinterligne" style:family="paragraph">
      <style:text-properties fo:font-size="11pt" style:font-size-asian="11pt" style:font-size-complex="11pt"/>
    </style:style>
    <style:style style:name="P200" style:parent-style-name="Sansinterligne" style:family="paragraph">
      <style:paragraph-properties fo:text-indent="0.4916in"/>
      <style:text-properties fo:font-size="11pt" style:font-size-asian="11pt" style:font-size-complex="11pt"/>
    </style:style>
    <style:style style:name="P201" style:parent-style-name="Sansinterligne" style:family="paragraph">
      <style:text-properties fo:font-size="11pt" style:font-size-asian="11pt" style:font-size-complex="11pt"/>
    </style:style>
    <style:style style:name="P202" style:parent-style-name="Sansinterligne" style:family="paragraph">
      <style:paragraph-properties fo:text-indent="0.4916in"/>
      <style:text-properties fo:font-size="11pt" style:font-size-asian="11pt" style:font-size-complex="11pt"/>
    </style:style>
    <style:style style:name="P203" style:parent-style-name="Sansinterligne" style:family="paragraph">
      <style:paragraph-properties fo:text-indent="0.4916in"/>
      <style:text-properties fo:font-size="11pt" style:font-size-asian="11pt" style:font-size-complex="11pt"/>
    </style:style>
    <style:style style:name="P204" style:parent-style-name="Sansinterligne" style:family="paragraph">
      <style:text-properties fo:font-size="11pt" style:font-size-asian="11pt" style:font-size-complex="11pt"/>
    </style:style>
    <style:style style:name="P205" style:parent-style-name="Sansinterligne" style:family="paragraph">
      <style:text-properties fo:font-size="11pt" style:font-size-asian="11pt" style:font-size-complex="11pt"/>
    </style:style>
    <style:style style:name="P206" style:parent-style-name="Sansinterligne" style:family="paragraph">
      <style:text-properties fo:font-size="11pt" style:font-size-asian="11pt" style:font-size-complex="11pt"/>
    </style:style>
    <style:style style:name="P207" style:parent-style-name="Sansinterligne" style:family="paragraph">
      <style:text-properties fo:font-size="11pt" style:font-size-asian="11pt" style:font-size-complex="11pt"/>
    </style:style>
    <style:style style:name="P208" style:parent-style-name="Sansinterligne" style:family="paragraph">
      <style:text-properties fo:font-size="11pt" style:font-size-asian="11pt" style:font-size-complex="11pt"/>
    </style:style>
    <style:style style:name="P209" style:parent-style-name="Sansinterligne" style:family="paragraph">
      <style:text-properties fo:font-size="11pt" style:font-size-asian="11pt" style:font-size-complex="11pt"/>
    </style:style>
    <style:style style:name="P210" style:parent-style-name="Sansinterligne" style:list-style-name="LFO4" style:family="paragraph">
      <style:text-properties fo:font-size="11pt" style:font-size-asian="11pt" style:font-size-complex="11pt"/>
    </style:style>
    <style:style style:name="P211" style:parent-style-name="Sansinterligne" style:list-style-name="LFO4" style:family="paragraph">
      <style:text-properties fo:font-size="11pt" style:font-size-asian="11pt" style:font-size-complex="11pt"/>
    </style:style>
    <style:style style:name="P212" style:parent-style-name="Sansinterligne" style:list-style-name="LFO4" style:family="paragraph">
      <style:text-properties fo:font-size="11pt" style:font-size-asian="11pt" style:font-size-complex="11pt"/>
    </style:style>
    <style:style style:name="P213" style:parent-style-name="Sansinterligne" style:family="paragraph">
      <style:text-properties fo:font-size="11pt" style:font-size-asian="11pt" style:font-size-complex="11pt"/>
    </style:style>
    <style:style style:name="P214" style:parent-style-name="Sansinterligne" style:family="paragraph">
      <style:text-properties fo:font-size="11pt" style:font-size-asian="11pt" style:font-size-complex="11pt"/>
    </style:style>
    <style:style style:name="P215" style:parent-style-name="Sansinterligne" style:family="paragraph">
      <style:text-properties fo:font-weight="bold" style:font-weight-asian="bold" style:font-weight-complex="bold" fo:color="#EE0000"/>
    </style:style>
    <style:style style:name="P216" style:parent-style-name="Sansinterligne" style:family="paragraph">
      <style:text-properties fo:font-weight="bold" style:font-weight-asian="bold" style:font-weight-complex="bold"/>
    </style:style>
    <style:style style:name="P217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T218" style:parent-style-name="Policepardéfaut" style:family="text">
      <style:text-properties fo:font-size="11pt" style:font-size-asian="11pt" style:font-size-complex="11pt"/>
    </style:style>
    <style:style style:name="T21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20" style:parent-style-name="Policepardéfaut" style:family="text">
      <style:text-properties fo:font-size="11pt" style:font-size-asian="11pt" style:font-size-complex="11pt"/>
    </style:style>
    <style:style style:name="T221" style:parent-style-name="Policepardéfaut" style:family="text">
      <style:text-properties fo:font-size="11pt" style:font-size-asian="11pt" style:font-size-complex="11pt"/>
    </style:style>
    <style:style style:name="T22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23" style:parent-style-name="Policepardéfaut" style:family="text">
      <style:text-properties fo:font-size="11pt" style:font-size-asian="11pt" style:font-size-complex="11pt"/>
    </style:style>
    <style:style style:name="T224" style:parent-style-name="Policepardéfaut" style:family="text">
      <style:text-properties style:text-position="super 59%" fo:font-size="11pt" style:font-size-asian="11pt" style:font-size-complex="11pt"/>
    </style:style>
    <style:style style:name="T225" style:parent-style-name="Policepardéfaut" style:family="text">
      <style:text-properties fo:font-size="11pt" style:font-size-asian="11pt" style:font-size-complex="11pt"/>
    </style:style>
    <style:style style:name="T226" style:parent-style-name="Policepardéfaut" style:family="text">
      <style:text-properties style:text-position="super 59%" fo:font-size="11pt" style:font-size-asian="11pt" style:font-size-complex="11pt"/>
    </style:style>
    <style:style style:name="T227" style:parent-style-name="Policepardéfaut" style:family="text">
      <style:text-properties fo:font-size="11pt" style:font-size-asian="11pt" style:font-size-complex="11pt"/>
    </style:style>
    <style:style style:name="P228" style:parent-style-name="Sansinterligne" style:family="paragraph">
      <style:text-properties fo:font-size="11pt" style:font-size-asian="11pt" style:font-size-complex="11pt"/>
    </style:style>
    <style:style style:name="P229" style:parent-style-name="Sansinterligne" style:family="paragraph">
      <style:text-properties fo:font-size="11pt" style:font-size-asian="11pt" style:font-size-complex="11pt"/>
    </style:style>
    <style:style style:name="P230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P231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T232" style:parent-style-name="Policepardéfaut" style:family="text">
      <style:text-properties fo:font-size="11pt" style:font-size-asian="11pt" style:font-size-complex="11pt"/>
    </style:style>
    <style:style style:name="T23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234" style:parent-style-name="Sansinterligne" style:family="paragraph">
      <style:text-properties fo:font-size="11pt" style:font-size-asian="11pt" style:font-size-complex="11pt"/>
    </style:style>
    <style:style style:name="T235" style:parent-style-name="Policepardéfaut" style:family="text">
      <style:text-properties fo:font-size="11pt" style:font-size-asian="11pt" style:font-size-complex="11pt"/>
    </style:style>
    <style:style style:name="T23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37" style:parent-style-name="Policepardéfaut" style:family="text">
      <style:text-properties fo:font-size="11pt" style:font-size-asian="11pt" style:font-size-complex="11pt"/>
    </style:style>
    <style:style style:name="P238" style:parent-style-name="Sansinterligne" style:family="paragraph">
      <style:text-properties fo:font-size="11pt" style:font-size-asian="11pt" style:font-size-complex="11pt"/>
    </style:style>
    <style:style style:name="P239" style:parent-style-name="Sansinterligne" style:family="paragraph">
      <style:text-properties fo:font-weight="bold" style:font-weight-asian="bold" style:font-weight-complex="bold"/>
    </style:style>
    <style:style style:name="P240" style:parent-style-name="Sansinterligne" style:family="paragraph">
      <style:text-properties fo:font-size="11pt" style:font-size-asian="11pt" style:font-size-complex="11pt"/>
    </style:style>
    <style:style style:name="T241" style:parent-style-name="Policepardéfaut" style:family="text">
      <style:text-properties fo:font-size="11pt" style:font-size-asian="11pt" style:font-size-complex="11pt"/>
    </style:style>
    <style:style style:name="T242" style:parent-style-name="Policepardéfaut" style:family="text">
      <style:text-properties fo:font-size="11pt" style:font-size-asian="11pt" style:font-size-complex="11pt"/>
    </style:style>
    <style:style style:name="T243" style:parent-style-name="Policepardéfaut" style:family="text">
      <style:text-properties fo:font-size="11pt" style:font-size-asian="11pt" style:font-size-complex="11pt"/>
    </style:style>
    <style:style style:name="T24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45" style:parent-style-name="Policepardéfaut" style:family="text">
      <style:text-properties fo:font-size="11pt" style:font-size-asian="11pt" style:font-size-complex="11pt"/>
    </style:style>
    <style:style style:name="P246" style:parent-style-name="Sansinterligne" style:family="paragraph">
      <style:text-properties fo:font-size="11pt" style:font-size-asian="11pt" style:font-size-complex="11pt"/>
    </style:style>
    <style:style style:name="P247" style:parent-style-name="Sansinterligne" style:family="paragraph">
      <style:text-properties fo:font-size="11pt" style:font-size-asian="11pt" style:font-size-complex="11pt"/>
    </style:style>
    <style:style style:name="P248" style:parent-style-name="Sansinterligne" style:family="paragraph">
      <style:text-properties fo:font-size="11pt" style:font-size-asian="11pt" style:font-size-complex="11pt"/>
    </style:style>
    <style:style style:name="P249" style:parent-style-name="Sansinterligne" style:family="paragraph">
      <style:text-properties fo:font-size="11pt" style:font-size-asian="11pt" style:font-size-complex="11pt"/>
    </style:style>
    <style:style style:name="P250" style:parent-style-name="Sansinterligne" style:family="paragraph">
      <style:text-properties fo:font-size="11pt" style:font-size-asian="11pt" style:font-size-complex="11pt"/>
    </style:style>
    <style:style style:name="P251" style:parent-style-name="Sansinterligne" style:list-style-name="LFO5" style:family="paragraph">
      <style:text-properties fo:font-size="11pt" style:font-size-asian="11pt" style:font-size-complex="11pt"/>
    </style:style>
    <style:style style:name="P252" style:parent-style-name="Sansinterligne" style:family="paragraph">
      <style:text-properties fo:font-size="11pt" style:font-size-asian="11pt" style:font-size-complex="11pt"/>
    </style:style>
    <style:style style:name="P253" style:parent-style-name="Sansinterligne" style:family="paragraph">
      <style:text-properties fo:font-size="11pt" style:font-size-asian="11pt" style:font-size-complex="11pt"/>
    </style:style>
    <style:style style:name="P254" style:parent-style-name="Sansinterligne" style:family="paragraph">
      <style:text-properties fo:font-size="11pt" style:font-size-asian="11pt" style:font-size-complex="11pt"/>
    </style:style>
    <style:style style:name="P255" style:parent-style-name="Sansinterligne" style:family="paragraph">
      <style:text-properties fo:font-size="11pt" style:font-size-asian="11pt" style:font-size-complex="11pt"/>
    </style:style>
    <style:style style:name="P256" style:parent-style-name="Sansinterligne" style:family="paragraph">
      <style:text-properties fo:font-size="11pt" style:font-size-asian="11pt" style:font-size-complex="11pt"/>
    </style:style>
    <style:style style:name="P257" style:parent-style-name="Sansinterligne" style:family="paragraph">
      <style:text-properties fo:font-size="11pt" style:font-size-asian="11pt" style:font-size-complex="11pt"/>
    </style:style>
    <style:style style:name="P258" style:parent-style-name="Sansinterligne" style:family="paragraph">
      <style:text-properties fo:font-size="11pt" style:font-size-asian="11pt" style:font-size-complex="11pt"/>
    </style:style>
    <style:style style:name="T259" style:parent-style-name="Policepardéfaut" style:family="text">
      <style:text-properties fo:font-size="11pt" style:font-size-asian="11pt" style:font-size-complex="11pt"/>
    </style:style>
    <style:style style:name="T26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6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62" style:parent-style-name="Policepardéfaut" style:family="text">
      <style:text-properties fo:font-size="11pt" style:font-size-asian="11pt" style:font-size-complex="11pt"/>
    </style:style>
    <style:style style:name="T263" style:parent-style-name="Policepardéfaut" style:family="text">
      <style:text-properties fo:font-size="11pt" style:font-size-asian="11pt" style:font-size-complex="11pt"/>
    </style:style>
    <style:style style:name="T26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65" style:parent-style-name="Policepardéfaut" style:family="text">
      <style:text-properties fo:font-size="11pt" style:font-size-asian="11pt" style:font-size-complex="11pt"/>
    </style:style>
    <style:style style:name="T266" style:parent-style-name="Policepardéfaut" style:family="text">
      <style:text-properties fo:font-size="11pt" style:font-size-asian="11pt" style:font-size-complex="11pt"/>
    </style:style>
    <style:style style:name="P267" style:parent-style-name="Sansinterligne" style:family="paragraph">
      <style:text-properties fo:font-size="11pt" style:font-size-asian="11pt" style:font-size-complex="11pt"/>
    </style:style>
    <style:style style:name="P268" style:parent-style-name="Sansinterligne" style:family="paragraph">
      <style:text-properties fo:font-size="11pt" style:font-size-asian="11pt" style:font-size-complex="11pt"/>
    </style:style>
    <style:style style:name="P269" style:parent-style-name="Sansinterligne" style:family="paragraph">
      <style:text-properties fo:font-size="11pt" style:font-size-asian="11pt" style:font-size-complex="11pt"/>
    </style:style>
    <style:style style:name="P270" style:parent-style-name="Sansinterligne" style:family="paragraph">
      <style:text-properties fo:font-weight="bold" style:font-weight-asian="bold" style:font-weight-complex="bold"/>
    </style:style>
    <style:style style:name="P271" style:parent-style-name="Sansinterligne" style:family="paragraph">
      <style:text-properties fo:font-size="11pt" style:font-size-asian="11pt" style:font-size-complex="11pt"/>
    </style:style>
    <style:style style:name="T272" style:parent-style-name="Policepardéfaut" style:family="text">
      <style:text-properties fo:font-size="11pt" style:font-size-asian="11pt" style:font-size-complex="11pt"/>
    </style:style>
    <style:style style:name="T27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74" style:parent-style-name="Policepardéfaut" style:family="text">
      <style:text-properties fo:font-size="11pt" style:font-size-asian="11pt" style:font-size-complex="11pt"/>
    </style:style>
    <style:style style:name="T27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76" style:parent-style-name="Policepardéfaut" style:family="text">
      <style:text-properties fo:font-size="11pt" style:font-size-asian="11pt" style:font-size-complex="11pt"/>
    </style:style>
    <style:style style:name="T277" style:parent-style-name="Policepardéfaut" style:family="text">
      <style:text-properties fo:font-size="11pt" style:font-size-asian="11pt" style:font-size-complex="11pt"/>
    </style:style>
    <style:style style:name="T2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79" style:parent-style-name="Policepardéfaut" style:family="text">
      <style:text-properties fo:font-size="11pt" style:font-size-asian="11pt" style:font-size-complex="11pt"/>
    </style:style>
    <style:style style:name="T28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81" style:parent-style-name="Policepardéfaut" style:family="text">
      <style:text-properties fo:font-size="11pt" style:font-size-asian="11pt" style:font-size-complex="11pt"/>
    </style:style>
    <style:style style:name="P282" style:parent-style-name="Sansinterligne" style:family="paragraph">
      <style:text-properties fo:font-size="11pt" style:font-size-asian="11pt" style:font-size-complex="11pt"/>
    </style:style>
    <style:style style:name="P283" style:parent-style-name="Sansinterligne" style:family="paragraph">
      <style:text-properties fo:font-size="11pt" style:font-size-asian="11pt" style:font-size-complex="11pt"/>
    </style:style>
    <style:style style:name="P284" style:parent-style-name="Sansinterligne" style:family="paragraph">
      <style:text-properties fo:font-size="11pt" style:font-size-asian="11pt" style:font-size-complex="11pt"/>
    </style:style>
    <style:style style:name="P285" style:parent-style-name="Sansinterligne" style:family="paragraph">
      <style:text-properties fo:font-size="11pt" style:font-size-asian="11pt" style:font-size-complex="11pt"/>
    </style:style>
    <style:style style:name="P286" style:parent-style-name="Sansinterligne" style:family="paragraph">
      <style:text-properties fo:font-size="11pt" style:font-size-asian="11pt" style:font-size-complex="11pt"/>
    </style:style>
    <style:style style:name="P287" style:parent-style-name="Sansinterligne" style:family="paragraph">
      <style:text-properties fo:font-size="11pt" style:font-size-asian="11pt" style:font-size-complex="11pt"/>
    </style:style>
    <style:style style:name="P288" style:parent-style-name="Sansinterligne" style:family="paragraph">
      <style:text-properties fo:font-size="11pt" style:font-size-asian="11pt" style:font-size-complex="11pt"/>
    </style:style>
    <style:style style:name="P289" style:parent-style-name="Sansinterligne" style:family="paragraph">
      <style:text-properties fo:font-size="11pt" style:font-size-asian="11pt" style:font-size-complex="11pt"/>
    </style:style>
    <style:style style:name="P290" style:parent-style-name="Sansinterligne" style:family="paragraph">
      <style:text-properties fo:font-size="11pt" style:font-size-asian="11pt" style:font-size-complex="11pt"/>
    </style:style>
    <style:style style:name="P291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T29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293" style:parent-style-name="Sansinterligne" style:family="paragraph">
      <style:text-properties fo:font-size="11pt" style:font-size-asian="11pt" style:font-size-complex="11pt"/>
    </style:style>
    <style:style style:name="T294" style:parent-style-name="Policepardéfaut" style:family="text">
      <style:text-properties fo:font-size="11pt" style:font-size-asian="11pt" style:font-size-complex="11pt"/>
    </style:style>
    <style:style style:name="T29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296" style:parent-style-name="Sansinterligne" style:family="paragraph">
      <style:text-properties fo:font-weight="bold" style:font-weight-asian="bold" style:font-weight-complex="bold" fo:font-size="11pt" style:font-size-asian="11pt" style:font-size-complex="11pt"/>
    </style:style>
    <style:style style:name="T297" style:parent-style-name="Policepardéfaut" style:family="text">
      <style:text-properties fo:font-size="11pt" style:font-size-asian="11pt" style:font-size-complex="11pt"/>
    </style:style>
    <style:style style:name="T298" style:parent-style-name="Policepardéfaut" style:family="text">
      <style:text-properties fo:font-size="11pt" style:font-size-asian="11pt" style:font-size-complex="11pt"/>
    </style:style>
    <style:style style:name="T299" style:parent-style-name="Policepardéfaut" style:family="text">
      <style:text-properties fo:font-size="11pt" style:font-size-asian="11pt" style:font-size-complex="11pt"/>
    </style:style>
    <style:style style:name="T30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01" style:parent-style-name="Policepardéfaut" style:family="text">
      <style:text-properties fo:font-size="11pt" style:font-size-asian="11pt" style:font-size-complex="11pt"/>
    </style:style>
    <style:style style:name="T30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303" style:parent-style-name="Sansinterligne" style:family="paragraph">
      <style:text-properties fo:font-size="11pt" style:font-size-asian="11pt" style:font-size-complex="11pt"/>
    </style:style>
    <style:style style:name="P304" style:parent-style-name="Sansinterligne" style:family="paragraph">
      <style:text-properties fo:font-size="11pt" style:font-size-asian="11pt" style:font-size-complex="11pt"/>
    </style:style>
    <style:style style:name="P305" style:parent-style-name="Sansinterligne" style:family="paragraph">
      <style:text-properties fo:font-size="11pt" style:font-size-asian="11pt" style:font-size-complex="11pt"/>
    </style:style>
    <style:style style:name="P306" style:parent-style-name="Sansinterligne" style:family="paragraph">
      <style:text-properties fo:font-size="11pt" style:font-size-asian="11pt" style:font-size-complex="11pt"/>
    </style:style>
    <style:style style:name="P307" style:parent-style-name="Sansinterligne" style:family="paragraph">
      <style:text-properties fo:font-size="11pt" style:font-size-asian="11pt" style:font-size-complex="11pt"/>
    </style:style>
    <style:style style:name="T308" style:parent-style-name="Policepardéfaut" style:family="text">
      <style:text-properties fo:font-size="11pt" style:font-size-asian="11pt" style:font-size-complex="11pt"/>
    </style:style>
    <style:style style:name="T30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P310" style:parent-style-name="Sansinterligne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Introduction au langage R</text:p>
      <text:p text:style-name="P2">I – Création et traitement de variables</text:p>
      <text:p text:style-name="P3">A/ Vecteurs</text:p>
      <text:p text:style-name="Sansinterligne"><text:span text:style-name="T4">Pour créer un vecteur, on utilise la fonction<text:s/></text:span><text:span text:style-name="T5">c(…….)</text:span></text:p>
      <text:p text:style-name="P6">Ex : a=c(10,5,3,2)</text:p>
      <text:p text:style-name="P7">a[2:3] donne les éléments contenus entre la 2e et la 3e place du vecteur</text:p>
      <text:p text:style-name="P8">#ou alors</text:p>
      <text:p text:style-name="P9">a[c(2,3)] donne les éléments du vecteur c correspondant aux indices renseignés (2 et 3 ici)</text:p>
      <text:p text:style-name="P10"/>
      <text:p text:style-name="Sansinterligne"><text:span text:style-name="T11">which(a==max(a))</text:span><text:span text:style-name="T12"><text:s/>donne le terme le plus élevé du vecteur a</text:span></text:p>
      <text:p text:style-name="P13">Ex : ici, which(a==max(a)) renvoie 10</text:p>
      <text:p text:style-name="P14"/>
      <text:p text:style-name="Sansinterligne"><text:span text:style-name="T15">Pour créer un vecteur à partir d’une séquence, on utilise<text:s/></text:span><text:span text:style-name="T16">seq(1</text:span><text:span text:style-name="T17">er</text:span><text:span text:style-name="T18"><text:s/>terme, dernier terme, pas)</text:span></text:p>
      <text:p text:style-name="P19">Ex : c&lt;-seq(from=1,to=9,by=2) renvoie (1,3,5,7,9)</text:p>
      <text:p text:style-name="P20">Pour répéter une suite de chiffre, il y a la fonction rep</text:p>
      <text:p text:style-name="P21">Ex : d=rep(1:3,2) renvoie (1,2,3,1,2,3)</text:p>
      <text:p text:style-name="Sansinterligne"><text:span text:style-name="T22">On peut également répéter chaque chiffre un à un, en utilisant la fonction<text:s/></text:span><text:span text:style-name="T23">rep(…,each=nbr de répétitions)</text:span></text:p>
      <text:p text:style-name="Sansinterligne"><text:span text:style-name="T24">Ex :</text:span><text:s/><text:span text:style-name="T25">e=rep(1:3,each=2) renvoie (1,1,2,2,3,3)</text:span></text:p>
      <text:p text:style-name="P26"/>
      <text:p text:style-name="P27">On peut également créer des vecteurs composés de variables booléennes</text:p>
      <text:p text:style-name="P28">Ex : u &lt;- c(TRUE, FALSE, TRUE, TRUE)</text:p>
      <text:p text:style-name="Sansinterligne"><text:span text:style-name="T29">!u</text:span><text:span text:style-name="T30"><text:s/>inverse les symboles True/False</text:span></text:p>
      <text:p text:style-name="Sansinterligne"><text:span text:style-name="T31">any(u)</text:span><text:span text:style-name="T32"><text:s/>permet de savoir s'il y a au moins un élément vrai</text:span></text:p>
      <text:p text:style-name="Sansinterligne"><text:span text:style-name="T33">all(u)</text:span><text:span text:style-name="T34"><text:s/>permet de savoir si tous les éléments sont vrais</text:span></text:p>
      <text:p text:style-name="P35">(Ce sera notamment utile pour compter le nombre de doublons par la suite …)</text:p>
      <text:p text:style-name="P36"/>
      <text:p text:style-name="P37">B/ Matrices</text:p>
      <text:p text:style-name="P38"/>
      <text:p text:style-name="Sansinterligne"><text:span text:style-name="T39">Pour créer une matrice, il existe la fonction<text:s/></text:span><text:span text:style-name="T40">matrix(vecteurs, nbr de lignes, nbr de colonnes)</text:span></text:p>
      <text:p text:style-name="P41">Ex : b &lt;- matrix(c(15, 3, 12, 2, 1), nrow=5, ncol=1)</text:p>
      <text:p text:style-name="P42">Les fonctions nrow(b), ncol(b) et dim(b) renvoient respectivement le nbr de lignes, de colonnes et la dimension de b</text:p>
      <text:p text:style-name="P43"/>
      <text:p text:style-name="Sansinterligne"><text:span text:style-name="T44">Pour fusionner des colonnes, il existe la fonction<text:s/></text:span><text:span text:style-name="T45">cbind(colonne1,colonne2)</text:span></text:p>
      <text:p text:style-name="P46"/>
      <text:p text:style-name="Sansinterligne"><text:span text:style-name="T47">Pour créer une matrice diagonale on utilise la fonction<text:s/></text:span><text:span text:style-name="T48">diag(coeff diagonaux) <text:s/></text:span></text:p>
      <text:p text:style-name="P49"/>
      <text:p text:style-name="Sansinterligne"><text:span text:style-name="T50">Pour faire le produit terme à terme de deux matrices A et B, on écrit simplement<text:s/></text:span><text:span text:style-name="T51">A*B</text:span></text:p>
      <text:p text:style-name="Sansinterligne"><text:span text:style-name="T52">Le produit matriciel s’écrit quant à lui<text:s/></text:span><text:span text:style-name="T53">A%%B</text:span></text:p>
      <text:p text:style-name="Sansinterligne"><text:span text:style-name="T54">On transpose une matrice grâce à la fonction<text:s/></text:span><text:span text:style-name="T55">t(B)</text:span></text:p>
      <text:p text:style-name="P56"/>
      <text:p text:style-name="P57">C/ Suppression de variables</text:p>
      <text:p text:style-name="P58"/>
      <text:p text:style-name="Sansinterligne"><text:span text:style-name="T59">Pour supprimer une variable de l’environnement de travail, on utilise la fonction<text:s/></text:span><text:span text:style-name="T60">remove(variable)</text:span></text:p>
      <text:p text:style-name="P61"/>
      <text:p text:style-name="P62">II-Création d’un projet</text:p>
      <text:p text:style-name="P63"/>
      <text:soft-page-break/>
      <text:p text:style-name="P64">Un projet est un dossier qui centralise tous les fichiers nécessaires à notre travail (données, programme, énoncé, etc…). L’intérêt est de retrouver son environnement (et donc son travail) tel qu’on l’a laissé même si R a été fermé depuis. Un projet peut aussi être partagé. De sorte que quelqu’un qui récupère votre projet, récupère également votre environnement mais également vos chemins vers les fichiers.</text:p>
      <text:p text:style-name="P65">Pour créer un projet R, 2 solutions :</text:p>
      <text:list text:style-name="LFO1" text:continue-numbering="true">
        <text:list-item>
          <text:p text:style-name="P66">Créer un projet au moment où l’on commence notre travail</text:p>
        </text:list-item>
        <text:list-item>
          <text:p text:style-name="P67">Créer un projet plus tard (après que le travail ait commencé). C’est notre cas ici.</text:p>
        </text:list-item>
      </text:list>
      <text:p text:style-name="P68">Créer le projet R en faisant “File-&gt;New Project -&gt; Existing Directory” et sélectionner le répertoire de travail actuel.</text:p>
      <text:p text:style-name="P69">Ensuite, si on sauvegarder son programme et ferme R, lorsque l’on rouvre R, normalement, R s’ouvre là où on l’a laissé. Le projet est relié à un dossier. En ouvrant un projet, le dossier auquel il est relié devient le répertoire de travail par défaut. Qu’est-ce que ça implique : Si vous voulez importer des données qui sont dans votre projet/dossier, vous n’avez pas besoin de préciser le chemin.</text:p>
      <text:p text:style-name="P70"/>
      <text:p text:style-name="P71">Par défaut, R s’ouvre sur le projet sur lequel on travaillait précédemment. Lors de votre prochaine session, R s’ouvrira donc sur le projet précédent. Vous pourrez fermer votre projet en cliquant sur “Close project” dans la liste déroulante tout en haut à droite (en dessous de la croix pour fermer R).</text:p>
      <text:p text:style-name="P72"/>
      <text:p text:style-name="P73">III – Maniement de données</text:p>
      <text:p text:style-name="P74">A/ Définition du répertoire de travail</text:p>
      <text:p text:style-name="P75"/>
      <text:p text:style-name="P76">Définir le répertoire dans lequel on travaille est essentiel pour que l’on puisse coder et notamment pour lire les documents que l’on a importé</text:p>
      <text:p text:style-name="P77">Il y a besoin de préciser le chemin complet du dossier souhaité</text:p>
      <text:p text:style-name="P78">Ex : mon_repertoire&lt;-"/home/id2902/Intro_R/TP1/"</text:p>
      <text:p text:style-name="Sansinterligne"><text:span text:style-name="T79">setwd(mon_repertoire)<text:s/></text:span><text:span text:style-name="T80">permet de définir le répertoire de travail</text:span></text:p>
      <text:p text:style-name="Sansinterligne"><text:span text:style-name="T81">getwd()</text:span><text:span text:style-name="T82"><text:s/>permet de savoir quel est le repertoire de travail actif</text:span></text:p>
      <text:p text:style-name="P83"/>
      <text:p text:style-name="P84">B/ Chargement et lecture des bases de données</text:p>
      <text:p text:style-name="P85"/>
      <text:p text:style-name="P86">Très souvent, on est en présence de documents CSV. On utilise la syntaxe suivante pour les charger :</text:p>
      <text:p text:style-name="P87">read.csv(file, header = TRUE, sep = "," , fill = TRUE, <text:s/>stringsAsFactors = FALSE)</text:p>
      <text:p text:style-name="P88">Où :</text:p>
      <text:list text:style-name="LFO2" text:continue-numbering="true">
        <text:list-item>
          <text:p text:style-name="P89">On remplace file par l’url du document entre ‘’ ’’</text:p>
        </text:list-item>
        <text:list-item>
          <text:p text:style-name="P90">Header = TRUE indique si la première ligne contient les noms de colonne (c’est une fonctionnalité par défaut, il n’est pas nécessaire de l’écrire en réalité)</text:p>
        </text:list-item>
        <text:list-item>
          <text:p text:style-name="P91">Sep permet de séparer les variables en colonnes. On indique une ‘’,’’ par défaut ou alors un ‘’ ;’’, cela revient au même</text:p>
        </text:list-item>
        <text:list-item>
          <text:p text:style-name="P92">StringsAsFactors indique si les chaînes de caractères sont converties automatiqueme,t en facteurs</text:p>
        </text:list-item>
        <text:list-item>
          <text:p text:style-name="P93">Fill=TRUE permet de compléter automatiquement les lignes incomplètes</text:p>
        </text:list-item>
      </text:list>
      <text:p text:style-name="P94"/>
      <text:p text:style-name="P95"/>
      <text:p text:style-name="P96">C/ Types de variables</text:p>
      <text:p text:style-name="P97"/>
      <text:p text:style-name="Sansinterligne"><text:span text:style-name="T98">La fonction<text:s/></text:span><text:span text:style-name="T99">as.character()</text:span><text:span text:style-name="T100"><text:s/>permet de transformer une variable en chaine de caractères<text:s/></text:span></text:p>
      <text:p text:style-name="P101">Ex : as.character(taleau$COLONNE)</text:p>
      <text:soft-page-break/>
      <text:p text:style-name="P102">/ !\ ici, cela ne permet pas de modifier la nature de la variable dans la table : il faut modifier la variable directement dans la table en lui assignant une nouvelle nature</text:p>
      <text:p text:style-name="P103">Ex : pop$CODGEO&lt;-as.character(pop$CODGEO)</text:p>
      <text:p text:style-name="P104"/>
      <text:p text:style-name="Sansinterligne"><text:span text:style-name="T105">Pour transformer le type d’une variable en numérique, on réalise la même opération en utilisant la fonction<text:s/></text:span><text:span text:style-name="T106">as.numeric()</text:span></text:p>
      <text:p text:style-name="Sansinterligne"><text:span text:style-name="T107"></text:span><text:span text:style-name="T108">Il est très important de s’assurer que les variables sont du bon type avant de faire un résumé statistique</text:span></text:p>
      <text:p text:style-name="P109"/>
      <text:p text:style-name="P110">D/ Maniement de tableaux de données</text:p>
      <text:p text:style-name="P111"/>
      <text:p text:style-name="Sansinterligne"><text:span text:style-name="T112">Pour sélectionner une variable (c’est-à-dire une colonne) d'une dataframe, on utilise nom_du_dataframe$nom_de_la_variable</text:span></text:p>
      <text:p text:style-name="P113"/>
      <text:p text:style-name="Sansinterligne"><text:span text:style-name="T114">Pour supprimer un tableau de l’environnement de travail, on utilise la fonction<text:s/></text:span><text:span text:style-name="T115">remove(tableau)</text:span></text:p>
      <text:p text:style-name="Sansinterligne"><text:span text:style-name="T116">Pour supprimer une colonne, il suffit d’écrire</text:span><text:span text:style-name="T117"><text:s/>tableau$colonne &lt;- NULL</text:span></text:p>
      <text:p text:style-name="P118"/>
      <text:p text:style-name="Sansinterligne"><text:span text:style-name="T119">Pour afficher la nième ligne d’un tableau, on utilise<text:s/></text:span><text:span text:style-name="T120">tableau[n, ]</text:span></text:p>
      <text:p text:style-name="P121"/>
      <text:p text:style-name="Sansinterligne"><text:span text:style-name="T122">head(tableau,k)</text:span><text:span text:style-name="T123"><text:s/>permet d'afficher les k 1ères lignes d'un tableau</text:span></text:p>
      <text:p text:style-name="Sansinterligne"><text:span text:style-name="T124">tableau[1:k,]</text:span><text:span text:style-name="T125"><text:s/>le permet également. Dans les crochets, le premier élément correspond aux lignes à afficher et le 2e aux colonnes</text:span></text:p>
      <text:p text:style-name="P126"/>
      <text:p text:style-name="Sansinterligne"><text:span text:style-name="T127">nrow()</text:span><text:span text:style-name="T128"><text:s/>et<text:s/></text:span><text:span text:style-name="T129">ncol()</text:span><text:span text:style-name="T130"><text:s/>fournissent respectivement le nombre de lignes et de colonnes d’un tableau</text:span></text:p>
      <text:p text:style-name="Sansinterligne"><text:span text:style-name="T131">Pour compter le nombre de lignes qui n’apparaissent qu’une fois (et ne pas compter en double des potentiels doublons), on utilise<text:s/></text:span><text:span text:style-name="T132">nrow(unique())<text:s/></text:span><text:span text:style-name="T133">ou<text:s/></text:span><text:span text:style-name="T134">lenght(unique())</text:span></text:p>
      <text:p text:style-name="P135">Nb : ces fonctions peuvent s’appliquer à l’intégralité du tableau ou seulement à certaines colonnes</text:p>
      <text:p text:style-name="P136"/>
      <text:p text:style-name="Sansinterligne"><text:span text:style-name="T137">Pour trier un tableau par ordre croissant selon une variable, on utilise la fonction<text:s/></text:span><text:span text:style-name="T138">order()</text:span></text:p>
      <text:p text:style-name="P139">Ex : tableau=tableau[order(tableau$VARIABLE_A_TRIER),]</text:p>
      <text:p text:style-name="P140"/>
      <text:p text:style-name="Sansinterligne"><text:span text:style-name="T141">En R,<text:s/></text:span><text:span text:style-name="T142">concaténer des tableaux de données</text:span><text:span text:style-name="T143"><text:s/>signifie les<text:s/></text:span><text:span text:style-name="T144">combiner</text:span><text:span text:style-name="T145"><text:s/>soit :</text:span></text:p>
      <text:list text:style-name="LFO3" text:continue-numbering="true">
        <text:list-item>
          <text:p text:style-name="P146"><text:span text:style-name="T147">par lignes</text:span><text:span text:style-name="T148"><text:s/>(empiler les observations) → comme<text:s/></text:span><text:span text:style-name="T149">rbind()</text:span></text:p>
        </text:list-item>
        <text:list-item>
          <text:p text:style-name="P150"><text:span text:style-name="T151">par colonnes</text:span><text:span text:style-name="T152"><text:s/>(ajouter des variables) → comme<text:s/></text:span><text:span text:style-name="T153">cbind()</text:span></text:p>
        </text:list-item>
      </text:list>
      <text:p text:style-name="Sansinterligne"><text:span text:style-name="T154"></text:span><text:span text:style-name="T155">rbind() permet de fusionner des tableaux en y ajoutant des lignes (à condition que les colonnes renvoient aux mêmes variables) tandis que cbind() fusionne des tableaux en y ajoutant des colonnes (à condition que les observations sur les lignes soient les mêmes)</text:span></text:p>
      <text:p text:style-name="Sansinterligne"><text:span text:style-name="T156">/ ! \ Pour fusionner des tableaux qui ont des variables en commun, on utilise la fonction<text:s/></text:span><text:span text:style-name="T157">merge</text:span></text:p>
      <text:p text:style-name="P158"/>
      <text:p text:style-name="P159">On peut vérifier s’il y a des doublons et les supprimer grâce aux fonctions suivantes :</text:p>
      <text:p text:style-name="Sansinterligne"><text:span text:style-name="T160">duplicated(tableau)</text:span><text:span text:style-name="T161"><text:s/>renvoie un vecteur booléen qui permet de savoir s’il y a des doublons au sein du tableau</text:span></text:p>
      <text:p text:style-name="Sansinterligne"><text:span text:style-name="T162">any(duplicated(tableau))</text:span><text:span text:style-name="T163"><text:s/>renvoie TRUE s’il y a au moins un doublon et FALSE s’il n’y en a aucun<text:s/></text:span></text:p>
      <text:p text:style-name="Sansinterligne"><text:span text:style-name="T164">which(duplicated(tableau))</text:span><text:span text:style-name="T165"><text:s/>permet de chercher quel est ce doublon</text:span></text:p>
      <text:p text:style-name="Sansinterligne"><text:span text:style-name="T166">tableau=tableau[-601,]</text:span><text:span text:style-name="T167"><text:s/>afin de supprimer le doublon</text:span></text:p>
      <text:p text:style-name="Sansinterligne"><text:span text:style-name="T168">any(duplicated(tableau))</text:span><text:span text:style-name="T169"><text:s/>On vérifie le tableau et il n'y a plus de doublon : la fonction renvoie FALSE</text:span></text:p>
      <text:p text:style-name="P170"/>
      <text:p text:style-name="Sansinterligne"><text:span text:style-name="T171">La fonction<text:s/></text:span><text:span text:style-name="T172">substr()</text:span><text:span text:style-name="T173"><text:s/>sert à extraire ou remplacer une partie d’une chaîne de caractères.<text:s/></text:span></text:p>
      <text:p text:style-name="Sansinterligne"><text:span text:style-name="T174">La syntaxe est la suivante :<text:s/></text:span><text:span text:style-name="T175">substr(x, start, end)</text:span></text:p>
      <text:p text:style-name="Sansinterligne"><text:span text:style-name="T176">Ex :</text:span><text:span text:style-name="T177"><text:s/>créer une variable Dep (département) à partir du code postal d’une commune</text:span></text:p>
      <text:soft-page-break/>
      <text:p text:style-name="P178">data$Dep &lt;- substr(data$CodePostal, 1, 2)</text:p>
      <text:p text:style-name="Sansinterligne"><text:span text:style-name="T179"></text:span><text:span text:style-name="T180">Cela crée une nouvelle colonne Dep avec les deux premiers caractères du code postal.</text:span></text:p>
      <text:p text:style-name="P181"/>
      <text:p text:style-name="Sansinterligne"><text:span text:style-name="T182">La fonction<text:s/></text:span><text:span text:style-name="T183">nchar()</text:span><text:span text:style-name="T184"><text:s/>en<text:s/></text:span><text:span text:style-name="T185">R</text:span><text:span text:style-name="T186"><text:s/>sert à<text:s/></text:span><text:span text:style-name="T187">compter le nombre de caractères</text:span><text:span text:style-name="T188"><text:s/>dans une chaîne de texte (c’est-à-dire la longueur d’une chaîne).</text:span></text:p>
      <text:p text:style-name="Sansinterligne"><text:span text:style-name="T189">La fonction<text:s/></text:span><text:span text:style-name="T190">paste0()</text:span><text:span text:style-name="T191"><text:s/>en<text:s/></text:span><text:span text:style-name="T192">R</text:span><text:span text:style-name="T193"><text:s/>sert à<text:s/></text:span><text:span text:style-name="T194">coller (concaténer)</text:span><text:span text:style-name="T195"><text:s/>plusieurs chaînes de caractères<text:s/></text:span><text:span text:style-name="T196">sans espace</text:span><text:span text:style-name="T197"><text:s/>entre elles.</text:span></text:p>
      <text:p text:style-name="P198">C’est une version simplifiée de la fonction paste()</text:p>
      <text:p text:style-name="P199">Ex :<text:s/><text:tab/>paste("code", "INSEE")</text:p>
      <text:p text:style-name="P200"># Résultat : "code INSEE"</text:p>
      <text:p text:style-name="P201"/>
      <text:p text:style-name="P202">paste0("code", "INSEE")</text:p>
      <text:p text:style-name="P203"># Résultat : "codeINSEE"</text:p>
      <text:p text:style-name="Sansinterligne"/>
      <text:p text:style-name="P204"/>
      <text:p text:style-name="P205">Pour créer des tranches (créations de variables qualitatives à partir de variables quantitatives), on peut utiliser la syntaxe suivante, avec l’exemple de la création de tranches d’age :</text:p>
      <text:p text:style-name="P206">df$ageTranche &lt;- cut(df$age,</text:p>
      <text:p text:style-name="P207"><text:s text:c="21"/>breaks = c(0, 18, 26, 55, 65, 80, Inf),</text:p>
      <text:p text:style-name="P208"><text:s text:c="21"/>right = FALSE,<text:s/></text:p>
      <text:p text:style-name="P209"><text:s text:c="21"/>labels = c("[0;18[", "[18;26[", "[26;55[", "[55;65[", "[65;80[", "[80 et plus["))</text:p>
      <text:list text:style-name="LFO4" text:continue-numbering="true">
        <text:list-item>
          <text:p text:style-name="P210">breaks : bornes des tranches</text:p>
        </text:list-item>
        <text:list-item>
          <text:p text:style-name="P211">right = FALSE : signifie que les bornes sont fermées à gauche et ouvertes à droite<text:s/></text:p>
        </text:list-item>
        <text:list-item>
          <text:p text:style-name="P212">labels : les noms que tu veux donner à chaque tranche</text:p>
        </text:list-item>
      </text:list>
      <text:p text:style-name="P213"/>
      <text:p text:style-name="P214"/>
      <text:p text:style-name="P215">IV/ Résumés statistiques et représentations graphiques</text:p>
      <text:p text:style-name="P216">1/ Quelques résumés statistiques</text:p>
      <text:p text:style-name="P217"/>
      <text:p text:style-name="Sansinterligne"><text:span text:style-name="T218">La fonction<text:s/></text:span><text:span text:style-name="T219">str(…)</text:span><text:span text:style-name="T220"><text:s/>liste les variables du tableau de données, leurs types et les 1ères occurrences renvoyées</text:span></text:p>
      <text:p text:style-name="Sansinterligne"><text:span text:style-name="T221">La fonction<text:s/></text:span><text:span text:style-name="T222">summary(….)</text:span><text:span text:style-name="T223"><text:s/>fournit des informations statistiques centrales sur le tableau de données, dont le min, le max, la moyenne, la médiane, le 1</text:span><text:span text:style-name="T224">er</text:span><text:span text:style-name="T225"><text:s/>quantile et le 3</text:span><text:span text:style-name="T226">e</text:span><text:span text:style-name="T227"><text:s/>quantile</text:span></text:p>
      <text:p text:style-name="P228"/>
      <text:p text:style-name="P229">Pour déterminer des quartiles :<text:s/></text:p>
      <text:p text:style-name="P230">quantile(tableau$variable, probs = c(0.25, 0.5, 0.75), na.rm = TRUE)</text:p>
      <text:p text:style-name="P231"/>
      <text:p text:style-name="Sansinterligne"><text:span text:style-name="T232">Pour trouver le nombre d’effectifs d’une classe de variable qualitative, on utilise la fonction<text:s/></text:span><text:span text:style-name="T233">table</text:span></text:p>
      <text:p text:style-name="P234">Ex : table(df$Classe=’nom de la classe). Le nombre de TRUE renvoyés correspond au nombre d’observations appartenant à cette classe<text:s/></text:p>
      <text:p text:style-name="Sansinterligne"><text:span text:style-name="T235">Plus simplement,<text:s/></text:span><text:span text:style-name="T236">table(df$Classe)</text:span><text:span text:style-name="T237"><text:s/>renvoie un tableau récapitulant les différentes classes et leurs effectifs</text:span></text:p>
      <text:p text:style-name="P238"/>
      <text:p text:style-name="P239">2/ Pondération des données</text:p>
      <text:p text:style-name="P240"/>
      <text:p text:style-name="Sansinterligne"><text:span text:style-name="T241">Moyenne pondérée : en supposant qu’on possède un vecteur de poids IPONDI, on fait un résumé statistique tenant compte de la pondération de manière suivante,<text:s/></text:span><text:span text:style-name="T242">grâce</text:span><text:span text:style-name="T243"><text:s/>à la fonction<text:s/></text:span><text:span text:style-name="T244">weighted.mean(variable, IPONDI)</text:span><text:span text:style-name="T245"> :</text:span></text:p>
      <text:p text:style-name="P246">tableau %&gt;% summarise(</text:p>
      <text:p text:style-name="P247"><text:s text:c="2"/>ageMax = max(Variable),</text:p>
      <text:soft-page-break/>
      <text:p text:style-name="P248"><text:s text:c="2"/>ageMin = min(Variable),</text:p>
      <text:p text:style-name="P249"><text:s text:c="2"/>ageMoy = weighted.mean(Variable,IPONDI))</text:p>
      <text:p text:style-name="P250"/>
      <text:list text:style-name="LFO5" text:continue-numbering="true">
        <text:list-item>
          <text:p text:style-name="P251">Pour affiner le résultat, on peut réaliser ce résumé selon les classes d’une variable qualitative. Par exemple, si la variable est l’Age et la variable qualitative le sexe, on a :</text:p>
        </text:list-item>
      </text:list>
      <text:p text:style-name="P252">tableau %&gt;%<text:s/></text:p>
      <text:p text:style-name="P253"><text:s text:c="2"/>group_by(SEXE) %&gt;%</text:p>
      <text:p text:style-name="P254"><text:s text:c="2"/>summarise(</text:p>
      <text:p text:style-name="P255"><text:s text:c="2"/>ageMax = max(AGE),</text:p>
      <text:p text:style-name="P256"><text:s text:c="2"/>ageMin = min(AGE),</text:p>
      <text:p text:style-name="P257"><text:s text:c="2"/>ageMoy = weighted.mean(AGE,IPONDI))</text:p>
      <text:p text:style-name="P258"/>
      <text:p text:style-name="Sansinterligne"><text:span text:style-name="T259">Avec le même exemple, pour avoir les quartiles pondérés, on utilise la fonction<text:s/></text:span><text:span text:style-name="T260">wtd.quantiles(variable, IPONDI)</text:span><text:span text:style-name="T261"><text:s/></text:span><text:span text:style-name="T262">qui appartient au package</text:span><text:span text:style-name="T263"><text:s/></text:span><text:span text:style-name="T264">Hmisc</text:span><text:span text:style-name="T265"><text:s/>:</text:span></text:p>
      <text:p text:style-name="Sansinterligne"><text:span text:style-name="T266">library(Hmisc)<text:s/></text:span></text:p>
      <text:p text:style-name="P267">wtd.quantile(donnees$AGE, weights = donnees$IPONDI,</text:p>
      <text:p text:style-name="P268"><text:s text:c="13"/>probs = c(0.25, 0.5, 0.75), na.rm = TRUE)</text:p>
      <text:p text:style-name="P269"/>
      <text:p text:style-name="P270">3/ Les différentes représentations graphiques</text:p>
      <text:p text:style-name="P271"/>
      <text:p text:style-name="Sansinterligne"><text:span text:style-name="T272">Pour faire un boxplot, on utilise simplement la fonction<text:s/></text:span><text:span text:style-name="T273">boxplot(tableau$variable)</text:span></text:p>
      <text:p text:style-name="Sansinterligne"><text:span text:style-name="T274">On peut également préciser le titre avec boxplot(df$variable,<text:s/></text:span><text:span text:style-name="T275">main</text:span><text:span text:style-name="T276"><text:s/>= ‘titre’)<text:s/></text:span></text:p>
      <text:p text:style-name="Sansinterligne"><text:span text:style-name="T277">On peut aussi préciser<text:s/></text:span><text:span text:style-name="T278">xlab</text:span><text:span text:style-name="T279"><text:s/>et<text:s/></text:span><text:span text:style-name="T280">ylab</text:span><text:span text:style-name="T281"><text:s/>pour donner un nom aux axes des ascisses et des ordonées</text:span></text:p>
      <text:p text:style-name="P282">Pour aller plus loin, on peut aussi faire plusieurs boxplot pour différencier des situations (par exemple selon le département, l’age, ...) : on utilise alors boxplot(df$variable1 ~ df$variable2)</text:p>
      <text:p text:style-name="P283">Un exemple concret est :</text:p>
      <text:p text:style-name="P284">boxplot &lt;- boxplot(communes_paca$i_64p_m20 ~ communes_paca$coddep ,<text:s/></text:p>
      <text:p text:style-name="P285"><text:s text:c="19"/>main='Rapport des plus de 64 ans par rapport aux moins de 20 ans',</text:p>
      <text:p text:style-name="P286"><text:s text:c="19"/>xlab= 'departement',</text:p>
      <text:p text:style-name="P287"><text:s text:c="19"/>ylab= 'rapport des ages')</text:p>
      <text:p text:style-name="P288"/>
      <text:p text:style-name="P289">On peut également réaliser plusieurs boxplot pour comparer la répartition des valeurs selon des classes de variables qualitatives</text:p>
      <text:p text:style-name="P290">Par exemple, pour comparer le boxplot de l’age des hommes et des femmes, on peut faire :<text:s/></text:p>
      <text:p text:style-name="P291">svyboxplot(AGE~SEXE, rpw)</text:p>
      <text:p text:style-name="Sansinterligne"><text:span text:style-name="T292">title("boite à moustache de la variable Age par sexe")</text:span></text:p>
      <text:p text:style-name="P293"/>
      <text:p text:style-name="Sansinterligne"><text:span text:style-name="T294">Pour faire un histogramme, c’est la même chose avec la fonction<text:s/></text:span><text:span text:style-name="T295">hist()</text:span></text:p>
      <text:p text:style-name="P296"/>
      <text:p text:style-name="Sansinterligne"><text:span text:style-name="T297">La<text:s/></text:span><text:span text:style-name="T298">f</text:span><text:span text:style-name="T299">onction<text:s/></text:span><text:span text:style-name="T300">plot()</text:span><text:span text:style-name="T301"><text:s/>permet de faire un nuage de points simple (on peut aussi en réaliser des plus complexes avec la fonction<text:s/></text:span><text:span text:style-name="T302">ggplot()</text:span></text:p>
      <text:p text:style-name="P303">plot(table$revenu, table$consommation,</text:p>
      <text:p text:style-name="P304"><text:s text:c="5"/>xlab = "Revenu",</text:p>
      <text:p text:style-name="P305"><text:s text:c="5"/>ylab = "Consommation",</text:p>
      <text:p text:style-name="P306"><text:s text:c="5"/>main = "Nuage de points")</text:p>
      <text:p text:style-name="P307"/>
      <text:p text:style-name="Sansinterligne"><text:span text:style-name="T308">On peut faire une régression linéaire avec la fonction<text:s/></text:span><text:span text:style-name="T309">lm()</text:span></text:p>
      <text:p text:style-name="P310">regression<text:s/>&lt;- lm(<text:s/>y<text:s/>~<text:s/>x,<text:s/>data =<text:s/>…..)</text:p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Wingding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ristan Cabre</meta:initial-creator>
    <dc:creator>Tristan Cabre</dc:creator>
    <meta:creation-date>2025-09-28T17:39:00Z</meta:creation-date>
    <dc:date>2026-01-20T11:13:00Z</dc:date>
    <meta:template xlink:href="Normal" xlink:type="simple"/>
    <meta:editing-cycles>89</meta:editing-cycles>
    <meta:editing-duration>PT28920S</meta:editing-duration>
    <meta:document-statistic meta:page-count="5" meta:paragraph-count="23" meta:word-count="1823" meta:character-count="11829" meta:row-count="83" meta:non-whitespace-character-count="10029"/>
  </office:meta>
</office:document-meta>
</file>